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T1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ODF document for DocumentLoader Tes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creator>Jirong Zhang</dc:creator>
    <dc:date>2008-02-27T15:31:49</dc:date>
    <meta:editing-cycles>2</meta:editing-cycles>
    <meta:editing-duration>PT1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8" meta:character-count="52"/>
  </office:meta>
</office:document-meta>
</file>